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2.85cm" table:align="margins"/>
    </style:style>
    <style:style style:name="Tableau1.A" style:family="table-column">
      <style:table-column-properties style:column-width="6.424cm" style:rel-column-width="32767*"/>
    </style:style>
    <style:style style:name="Tableau1.B" style:family="table-column">
      <style:table-column-properties style:column-width="6.426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fo:font-weight="bold" officeooo:rsid="0005732e" officeooo:paragraph-rsid="0005732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5732e" officeooo:paragraph-rsid="0005732e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normal" officeooo:rsid="0005732e" officeooo:paragraph-rsid="0005732e" style:font-weight-asian="normal" style:font-weight-complex="normal"/>
    </style:style>
    <style:style style:name="P4" style:family="paragraph" style:parent-style-name="Standard">
      <style:text-properties officeooo:rsid="0007e47f" officeooo:paragraph-rsid="000acc4f"/>
    </style:style>
    <style:style style:name="P5" style:family="paragraph" style:parent-style-name="Standard">
      <style:text-properties style:font-name="Cousine" fo:font-size="10pt" officeooo:rsid="0008cce4" officeooo:paragraph-rsid="0008cce4" style:font-size-asian="10pt" style:font-size-complex="10pt"/>
    </style:style>
    <style:style style:name="P6" style:family="paragraph" style:parent-style-name="Standard">
      <style:text-properties style:font-name="Cousine" fo:font-size="10pt" officeooo:rsid="0008cce4" officeooo:paragraph-rsid="000af701" style:font-size-asian="10pt" style:font-size-complex="10pt"/>
    </style:style>
    <style:style style:name="P7" style:family="paragraph" style:parent-style-name="Standard">
      <style:text-properties style:font-name="Cousine" fo:font-size="10pt" style:text-underline-style="none" officeooo:rsid="0007e47f" officeooo:paragraph-rsid="000acc4f" style:font-size-asian="10pt" style:font-size-complex="10pt"/>
    </style:style>
    <style:style style:name="P8" style:family="paragraph" style:parent-style-name="Standard">
      <style:text-properties style:font-name="Cousine" fo:font-size="10pt" style:text-underline-style="none" fo:font-weight="normal" officeooo:rsid="0007e47f" officeooo:paragraph-rsid="000acc4f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Cousine" fo:font-size="10pt" style:text-underline-style="none" fo:font-weight="normal" officeooo:rsid="0008cce4" officeooo:paragraph-rsid="0008cce4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Cousine" fo:font-size="10pt" style:text-underline-style="none" fo:font-weight="normal" officeooo:rsid="0008cce4" officeooo:paragraph-rsid="000af701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Cousine" fo:font-size="10pt" style:text-underline-style="none" fo:font-weight="normal" officeooo:rsid="000af02e" officeooo:paragraph-rsid="000af02e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Cousine" fo:font-size="10pt" style:text-underline-style="none" fo:font-weight="normal" officeooo:rsid="000af701" officeooo:paragraph-rsid="000af701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Cousine" fo:font-size="10pt" style:text-underline-style="none" fo:font-weight="normal" officeooo:rsid="000b5804" officeooo:paragraph-rsid="000b5804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Cousine" style:text-underline-style="none" fo:font-weight="normal" officeooo:rsid="0007e47f" officeooo:paragraph-rsid="0007e47f" style:font-weight-asian="normal" style:font-weight-complex="normal"/>
    </style:style>
    <style:style style:name="P15" style:family="paragraph" style:parent-style-name="Standard">
      <style:text-properties style:font-name="Cousine" style:text-underline-style="none" fo:font-weight="normal" officeooo:rsid="000f28bf" officeooo:paragraph-rsid="000f28bf" style:font-weight-asian="normal" style:font-weight-complex="normal"/>
    </style:style>
    <style:style style:name="P16" style:family="paragraph" style:parent-style-name="Standard">
      <style:text-properties style:font-name="Cousine" style:text-underline-style="none" fo:font-weight="normal" officeooo:rsid="0012f5de" officeooo:paragraph-rsid="0012f5de" style:font-weight-asian="normal" style:font-weight-complex="normal"/>
    </style:style>
    <style:style style:name="P17" style:family="paragraph" style:parent-style-name="Standard">
      <style:text-properties style:font-name="Cousine" fo:font-size="11pt" style:text-underline-style="none" fo:font-weight="normal" officeooo:rsid="000bfe05" officeooo:paragraph-rsid="000bfe05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Liberation Serif" fo:font-size="12pt" officeooo:rsid="000af02e" officeooo:paragraph-rsid="000af02e" style:font-size-asian="10.5pt" style:font-size-complex="12pt"/>
    </style:style>
    <style:style style:name="P19" style:family="paragraph" style:parent-style-name="Standard">
      <style:text-properties style:font-name="Liberation Serif" fo:font-size="12pt" style:text-underline-style="none" fo:font-weight="normal" officeooo:rsid="0008cce4" officeooo:paragraph-rsid="0008cce4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style:text-underline-style="none" fo:font-weight="normal" officeooo:rsid="000af02e" officeooo:paragraph-rsid="000af02e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style:text-underline-style="none" fo:font-weight="normal" officeooo:rsid="0008cce4" officeooo:paragraph-rsid="0008cce4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officeooo:rsid="000bcfdb" officeooo:paragraph-rsid="000bcfdb"/>
    </style:style>
    <style:style style:name="P23" style:family="paragraph" style:parent-style-name="Standard">
      <style:text-properties style:font-name="Liberation Serif" style:text-underline-style="solid" style:text-underline-width="auto" style:text-underline-color="font-color" officeooo:rsid="000bfe05" officeooo:paragraph-rsid="000bfe05"/>
    </style:style>
    <style:style style:name="P24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normal" officeooo:rsid="001a82f2" officeooo:paragraph-rsid="001a722d" style:font-weight-asian="normal" style:font-weight-complex="normal"/>
    </style:style>
    <style:style style:name="P25" style:family="paragraph" style:parent-style-name="Standard">
      <style:text-properties style:font-name="Liberation Serif" style:text-underline-style="none" fo:font-weight="normal" officeooo:rsid="000acc4f" officeooo:paragraph-rsid="000acc4f" style:font-weight-asian="normal" style:font-weight-complex="normal"/>
    </style:style>
    <style:style style:name="P26" style:family="paragraph" style:parent-style-name="Standard">
      <style:text-properties style:font-name="Liberation Serif" style:text-underline-style="none" fo:font-weight="normal" officeooo:rsid="0008cce4" officeooo:paragraph-rsid="0008cce4" style:font-weight-asian="normal" style:font-weight-complex="normal"/>
    </style:style>
    <style:style style:name="P27" style:family="paragraph" style:parent-style-name="Standard">
      <style:text-properties style:font-name="Liberation Serif" style:text-underline-style="none" fo:font-weight="normal" officeooo:rsid="000bcfdb" officeooo:paragraph-rsid="000bcfdb" style:font-weight-asian="normal" style:font-weight-complex="normal"/>
    </style:style>
    <style:style style:name="P28" style:family="paragraph" style:parent-style-name="Standard">
      <style:text-properties style:font-name="Liberation Serif" style:text-underline-style="none" fo:font-weight="normal" officeooo:rsid="000bfe05" officeooo:paragraph-rsid="000bfe05" style:font-weight-asian="normal" style:font-weight-complex="normal"/>
    </style:style>
    <style:style style:name="P29" style:family="paragraph" style:parent-style-name="Standard">
      <style:text-properties style:font-name="Liberation Serif" style:text-underline-style="none" fo:font-weight="normal" officeooo:rsid="000bfe05" officeooo:paragraph-rsid="001a722d" style:font-weight-asian="normal" style:font-weight-complex="normal"/>
    </style:style>
    <style:style style:name="P30" style:family="paragraph" style:parent-style-name="Standard">
      <style:text-properties style:font-name="Liberation Serif" style:text-underline-style="none" fo:font-weight="normal" officeooo:rsid="000f28bf" officeooo:paragraph-rsid="000f28bf" style:font-weight-asian="normal" style:font-weight-complex="normal"/>
    </style:style>
    <style:style style:name="P31" style:family="paragraph" style:parent-style-name="Standard">
      <style:text-properties style:font-name="Liberation Serif" style:text-underline-style="none" fo:font-weight="normal" officeooo:rsid="000f28bf" officeooo:paragraph-rsid="0012f5de" style:font-weight-asian="normal" style:font-weight-complex="normal"/>
    </style:style>
    <style:style style:name="P32" style:family="paragraph" style:parent-style-name="Standard">
      <style:text-properties style:font-name="Liberation Serif" style:text-underline-style="none" fo:font-weight="normal" officeooo:rsid="0011eb5a" officeooo:paragraph-rsid="0011eb5a" style:font-weight-asian="normal" style:font-weight-complex="normal"/>
    </style:style>
    <style:style style:name="P33" style:family="paragraph" style:parent-style-name="Standard">
      <style:text-properties style:font-name="Liberation Serif" style:text-underline-style="none" fo:font-weight="normal" officeooo:rsid="0012f5de" officeooo:paragraph-rsid="0012f5de" style:font-weight-asian="normal" style:font-weight-complex="normal"/>
    </style:style>
    <style:style style:name="P34" style:family="paragraph" style:parent-style-name="Standard">
      <style:text-properties style:font-name="Liberation Serif" style:text-underline-style="none" fo:font-weight="normal" officeooo:rsid="0015221b" officeooo:paragraph-rsid="0015221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a82f2" officeooo:paragraph-rsid="001a722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34b8f" officeooo:paragraph-rsid="001a722d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b8bdc" officeooo:paragraph-rsid="001a722d" style:font-weight-asian="normal" style:font-weight-complex="normal"/>
    </style:style>
    <style:style style:name="P38" style:family="paragraph" style:parent-style-name="Standard">
      <style:text-properties style:font-name="Liberation Serif" style:text-underline-style="none" fo:font-weight="bold" officeooo:rsid="000bfe05" officeooo:paragraph-rsid="000bfe05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column"/>
      <style:text-properties style:font-name="Liberation Serif" style:text-underline-style="none" fo:font-weight="bold" officeooo:rsid="000bfe05" officeooo:paragraph-rsid="001a722d" style:font-weight-asian="bold" style:font-weight-complex="bold"/>
    </style:style>
    <style:style style:name="P40" style:family="paragraph" style:parent-style-name="Standard">
      <style:text-properties style:font-name="Liberation Serif" style:text-underline-style="none" fo:font-weight="bold" officeooo:rsid="0012f5de" officeooo:paragraph-rsid="0012f5de" style:font-weight-asian="bold" style:font-weight-complex="bold"/>
    </style:style>
    <style:style style:name="P41" style:family="paragraph" style:parent-style-name="Standard">
      <style:paragraph-properties fo:break-before="column"/>
      <style:text-properties style:font-name="Liberation Serif" style:text-underline-style="none" fo:font-weight="bold" officeooo:rsid="00134b8f" officeooo:paragraph-rsid="0012f5de" style:font-weight-asian="bold" style:font-weight-complex="bold"/>
    </style:style>
    <style:style style:name="P42" style:family="paragraph" style:parent-style-name="Standard">
      <style:text-properties style:text-underline-style="none" fo:font-weight="normal" officeooo:rsid="00065681" officeooo:paragraph-rsid="00065681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0acc4f" officeooo:paragraph-rsid="000acc4f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07e47f" officeooo:paragraph-rsid="0007e47f" style:font-weight-asian="normal" style:font-weight-complex="normal"/>
    </style:style>
    <style:style style:name="P45" style:family="paragraph" style:parent-style-name="Standard">
      <style:text-properties style:text-underline-style="none" fo:font-weight="bold" officeooo:rsid="00065681" officeooo:paragraph-rsid="00065681" style:font-weight-asian="bold" style:font-weight-complex="bold"/>
    </style:style>
    <style:style style:name="P46" style:family="paragraph" style:parent-style-name="Standard" style:list-style-name="L1">
      <style:text-properties officeooo:paragraph-rsid="0005732e"/>
    </style:style>
    <style:style style:name="P47" style:family="paragraph" style:parent-style-name="Standard" style:list-style-name="L1">
      <style:text-properties officeooo:paragraph-rsid="00065681"/>
    </style:style>
    <style:style style:name="P48" style:family="paragraph" style:parent-style-name="Standard" style:list-style-name="L1">
      <style:text-properties officeooo:rsid="0005732e" officeooo:paragraph-rsid="0005732e"/>
    </style:style>
    <style:style style:name="P49" style:family="paragraph" style:parent-style-name="Standard" style:list-style-name="L2">
      <style:text-properties style:font-name="Liberation Serif" style:text-underline-style="none" fo:font-weight="normal" officeooo:rsid="000bfe05" officeooo:paragraph-rsid="000bfe05" style:font-weight-asian="normal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style:font-name="Liberation Serif" style:text-underline-style="none" fo:font-weight="normal" officeooo:rsid="001a82f2" officeooo:paragraph-rsid="001a722d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d5b28" officeooo:paragraph-rsid="001d5b28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d6cfd" officeooo:paragraph-rsid="001d6cfd" style:font-weight-asian="normal" style:font-weight-complex="normal"/>
    </style:style>
    <style:style style:name="P53" style:family="paragraph" style:parent-style-name="Standard">
      <style:paragraph-properties fo:break-before="column"/>
      <style:text-properties fo:font-size="11pt" style:text-underline-style="solid" style:text-underline-width="auto" style:text-underline-color="font-color" officeooo:rsid="00000f6e" officeooo:paragraph-rsid="001d5b28" style:font-size-asian="11pt" style:font-size-complex="11pt"/>
    </style:style>
    <style:style style:name="P54" style:family="paragraph" style:parent-style-name="Standard">
      <style:text-properties fo:font-size="11pt" style:text-underline-style="solid" style:text-underline-width="auto" style:text-underline-color="font-color" fo:font-weight="normal" officeooo:rsid="0000816d" officeooo:paragraph-rsid="001d5b28" style:font-size-asian="11pt" style:font-weight-asian="normal" style:font-size-complex="11pt" style:font-weight-complex="normal"/>
    </style:style>
    <style:style style:name="P55" style:family="paragraph" style:parent-style-name="Standard">
      <style:text-properties fo:font-size="11pt" officeooo:rsid="00000f6e" officeooo:paragraph-rsid="001d5b28" style:font-size-asian="11pt" style:font-size-complex="11pt"/>
    </style:style>
    <style:style style:name="P56" style:family="paragraph" style:parent-style-name="Standard" style:list-style-name="L4">
      <style:text-properties fo:font-size="11pt" officeooo:paragraph-rsid="001d5b28" style:font-size-asian="11pt" style:font-size-complex="11pt"/>
    </style:style>
    <style:style style:name="P57" style:family="paragraph" style:parent-style-name="Standard" style:list-style-name="L4">
      <style:text-properties fo:font-size="11pt" officeooo:rsid="0000816d" officeooo:paragraph-rsid="001d5b28" style:font-size-asian="11pt" style:font-size-complex="11pt"/>
    </style:style>
    <style:style style:name="P58" style:family="paragraph" style:parent-style-name="Standard">
      <style:text-properties fo:font-size="11pt" officeooo:rsid="0000816d" officeooo:paragraph-rsid="001d5b28" style:font-size-asian="11pt" style:font-size-complex="11pt"/>
    </style:style>
    <style:style style:name="P59" style:family="paragraph" style:parent-style-name="Standard">
      <style:text-properties fo:font-size="11pt" officeooo:rsid="00011e7d" officeooo:paragraph-rsid="001d5b28" style:font-size-asian="11pt" style:font-size-complex="11pt"/>
    </style:style>
    <style:style style:name="P60" style:family="paragraph" style:parent-style-name="Standard" style:list-style-name="L5">
      <style:text-properties fo:font-size="11pt" officeooo:rsid="00011e7d" officeooo:paragraph-rsid="001d6cfd" style:font-size-asian="11pt" style:font-size-complex="11pt"/>
    </style:style>
    <style:style style:name="P61" style:family="paragraph" style:parent-style-name="Standard">
      <style:text-properties fo:font-size="11pt" officeooo:rsid="00011e7d" officeooo:paragraph-rsid="001dbc9b" style:font-size-asian="11pt" style:font-size-complex="11pt"/>
    </style:style>
    <style:style style:name="P62" style:family="paragraph" style:parent-style-name="Standard" style:list-style-name="L4">
      <style:text-properties fo:font-size="11pt" fo:font-weight="normal" officeooo:rsid="0000816d" officeooo:paragraph-rsid="001d5b28" style:font-size-asian="11pt" style:font-weight-asian="normal" style:font-size-complex="11pt" style:font-weight-complex="normal"/>
    </style:style>
    <style:style style:name="P63" style:family="paragraph" style:parent-style-name="Standard">
      <style:text-properties fo:font-size="11pt" fo:font-weight="normal" officeooo:rsid="0000816d" officeooo:paragraph-rsid="001d5b28" style:font-size-asian="11pt" style:font-weight-asian="normal" style:font-size-complex="11pt" style:font-weight-complex="normal"/>
    </style:style>
    <style:style style:name="P64" style:family="paragraph" style:parent-style-name="Standard">
      <style:text-properties fo:font-size="11pt" fo:font-weight="normal" officeooo:rsid="00011e7d" officeooo:paragraph-rsid="001d5b28" style:font-size-asian="11pt" style:font-weight-asian="normal" style:font-size-complex="11pt" style:font-weight-complex="normal"/>
    </style:style>
    <style:style style:name="P65" style:family="paragraph" style:parent-style-name="Standard" style:list-style-name="L5">
      <style:text-properties fo:font-size="11pt" fo:font-weight="normal" officeooo:rsid="00011e7d" officeooo:paragraph-rsid="001d5b28" style:font-size-asian="11pt" style:font-weight-asian="normal" style:font-size-complex="11pt" style:font-weight-complex="normal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05732e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5732e" style:font-weight-asian="normal" style:font-weight-complex="normal"/>
    </style:style>
    <style:style style:name="T8" style:family="text">
      <style:text-properties fo:font-weight="normal" officeooo:rsid="000acc4f" style:font-weight-asian="normal" style:font-weight-complex="normal"/>
    </style:style>
    <style:style style:name="T9" style:family="text">
      <style:text-properties fo:font-weight="normal" officeooo:rsid="0000816d" style:font-weight-asian="normal" style:font-weight-complex="normal"/>
    </style:style>
    <style:style style:name="T10" style:family="text">
      <style:text-properties fo:font-weight="normal" officeooo:rsid="001d6cfd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05732e" style:font-weight-asian="normal" style:font-weight-complex="normal"/>
    </style:style>
    <style:style style:name="T13" style:family="text">
      <style:text-properties style:text-underline-style="none" fo:font-weight="normal" officeooo:rsid="00065681" style:font-weight-asian="normal" style:font-weight-complex="normal"/>
    </style:style>
    <style:style style:name="T14" style:family="text">
      <style:text-properties style:text-underline-style="none" fo:font-weight="normal" officeooo:rsid="000af02e" style:font-weight-asian="normal" style:font-weight-complex="normal"/>
    </style:style>
    <style:style style:name="T15" style:family="text">
      <style:text-properties style:text-underline-style="none" fo:font-weight="normal" officeooo:rsid="000af701" style:font-weight-asian="normal" style:font-weight-complex="normal"/>
    </style:style>
    <style:style style:name="T16" style:family="text">
      <style:text-properties style:text-underline-style="none" fo:font-weight="normal" officeooo:rsid="000dd1b2" style:font-weight-asian="normal" style:font-weight-complex="normal"/>
    </style:style>
    <style:style style:name="T17" style:family="text">
      <style:text-properties style:text-underline-style="none" fo:font-weight="normal" officeooo:rsid="000e30f6" style:font-weight-asian="normal" style:font-weight-complex="normal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font-name="Cousine"/>
    </style:style>
    <style:style style:name="T20" style:family="text">
      <style:text-properties style:font-name="Cousine" style:text-underline-style="none" fo:font-weight="normal" style:font-weight-asian="normal" style:font-weight-complex="normal"/>
    </style:style>
    <style:style style:name="T21" style:family="text">
      <style:text-properties style:font-name="Cousine" style:text-underline-style="none" fo:font-weight="normal" officeooo:rsid="000af701" style:font-weight-asian="normal" style:font-weight-complex="normal"/>
    </style:style>
    <style:style style:name="T22" style:family="text">
      <style:text-properties style:font-name="Cousine" officeooo:rsid="0010fbbf"/>
    </style:style>
    <style:style style:name="T23" style:family="text">
      <style:text-properties style:font-name="Cousine" officeooo:rsid="0015221b"/>
    </style:style>
    <style:style style:name="T24" style:family="text">
      <style:text-properties officeooo:rsid="000f28bf"/>
    </style:style>
    <style:style style:name="T25" style:family="text">
      <style:text-properties officeooo:rsid="00114ac9"/>
    </style:style>
    <style:style style:name="T26" style:family="text">
      <style:text-properties officeooo:rsid="0012dca6"/>
    </style:style>
    <style:style style:name="T27" style:family="text">
      <style:text-properties officeooo:rsid="00134b8f"/>
    </style:style>
    <style:style style:name="T28" style:family="text">
      <style:text-properties officeooo:rsid="0015221b"/>
    </style:style>
    <style:style style:name="T29" style:family="text">
      <style:text-properties officeooo:rsid="001a82f2"/>
    </style:style>
    <style:style style:name="T30" style:family="text">
      <style:text-properties officeooo:rsid="001b8bdc"/>
    </style:style>
    <style:style style:name="T31" style:family="text">
      <style:text-properties officeooo:rsid="00016195"/>
    </style:style>
    <style:style style:name="T32" style:family="text">
      <style:text-properties officeooo:rsid="0000816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00816d" style:font-weight-asian="bold" style:font-weight-complex="bold"/>
    </style:style>
    <style:style style:name="T35" style:family="text">
      <style:text-properties officeooo:rsid="001d6cfd"/>
    </style:style>
    <style:style style:name="T36" style:family="text">
      <style:text-properties style:font-name="Liberation Serif" style:text-underline-style="none" fo:font-weight="normal" style:font-weight-asian="normal" style:font-weight-complex="normal"/>
    </style:style>
    <style:style style:name="T37" style:family="text">
      <style:text-properties style:font-name="Liberation Serif" style:text-underline-style="none" fo:font-weight="normal" officeooo:rsid="00016195" style:font-weight-asian="normal" style:font-weight-complex="normal"/>
    </style:style>
    <style:style style:name="T38" style:family="text">
      <style:text-properties style:font-name="Liberation Serif" style:text-underline-style="none" fo:font-weight="normal" officeooo:rsid="001dbc9b" style:font-weight-asian="normal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 aux bases de données</text:p>
      <text:p text:style-name="P1"/>
      <text:p text:style-name="P1">I Manipulation du tableur</text:p>
      <text:p text:style-name="P3"/>
      <text:p text:style-name="P3">On peut trier une <text:span text:style-name="T3">plage de données</text:span> (<text:span text:style-name="T1">Données/Trier…</text:span>) :</text:p>
      <text:list text:style-name="L1">
        <text:list-item>
          <text:p text:style-name="P48"><text:span text:style-name="T6">en décidant que la première ligne comporte ou non des </text:span><text:span text:style-name="T4">étiquettes de colonne</text:span><text:span text:style-name="T11"> (onglet </text:span><text:span text:style-name="T2">options</text:span><text:span text:style-name="T11">) ;</text:span></text:p>
        </text:list-item>
        <text:list-item>
          <text:p text:style-name="P46"><text:span text:style-name="T7">suivant une ou plusieurs </text:span><text:span text:style-name="T5">clés de tri</text:span><text:span text:style-name="T12"> :</text:span></text:p>
          <text:list>
            <text:list-item>
              <text:p text:style-name="P47"><text:span text:style-name="T12">les lignes seront triées suivant la première clé (en comparant les valeurs de </text:span><text:span text:style-name="T13">la </text:span><text:span text:style-name="T12">colonne</text:span><text:span text:style-name="T13"> correspondante</text:span><text:span text:style-name="T12">),</text:span></text:p>
            </text:list-item>
            <text:list-item>
              <text:p text:style-name="P47"><text:span text:style-name="T13">puis</text:span><text:span text:style-name="T12"> dans les groupes de lignes ayant les mêmes valeurs dans cette colonne</text:span><text:span text:style-name="T13">, en comparant les valeurs de la prochaine colonne.</text:span></text:p>
            </text:list-item>
          </text:list>
        </text:list-item>
      </text:list>
      <text:p text:style-name="P42"/>
      <text:p text:style-name="P45">II Tri de dictionnaires</text:p>
      <text:p text:style-name="P42"/>
      <text:p text:style-name="P43"><text:tab/>1) Tri des listes avec Python</text:p>
      <text:p text:style-name="P43"/>
      <text:p text:style-name="P4"><text:span text:style-name="T11">Nous n’allons pas coder d’algorithme de tri dans ce chapitre (même si c’est au programme de première), mais utiliser la fonction </text:span><text:span text:style-name="T20">sorted</text:span><text:span text:style-name="T11"> ou la méthode </text:span><text:span text:style-name="T20">.sort()</text:span><text:span text:style-name="T11"> (qui utilisent bien sûr des algorithmes de tri !).</text:span></text:p>
      <text:p text:style-name="P4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&gt;&gt;&gt; L = [4, 3, 5, 2]</text:p>
            <text:p text:style-name="P8">&gt;&gt;&gt; L</text:p>
            <text:p text:style-name="P8">[4, 3, 5, 2]</text:p>
            <text:p text:style-name="P8">&gt;&gt;&gt; sorted(L)</text:p>
            <text:p text:style-name="P8">[2, 3, 4, 5]</text:p>
          </table:table-cell>
          <table:table-cell table:style-name="Tableau1.A1" office:value-type="string">
            <text:p text:style-name="P8">&gt;&gt;&gt; L</text:p>
            <text:p text:style-name="P7"><text:span text:style-name="T6">[4, 3, 5, 2]</text:span><text:span text:style-name="T8"> # L intacte</text:span></text:p>
            <text:p text:style-name="P8">&gt;&gt;&gt; L.sort()</text:p>
            <text:p text:style-name="P8">&gt;&gt;&gt; L</text:p>
            <text:p text:style-name="P7"><text:span text:style-name="T6">[2, 3, 4, 5]</text:span><text:span text:style-name="T8"> # modifiée</text:span></text:p>
          </table:table-cell>
        </table:table-row>
      </table:table>
      <text:p text:style-name="P14"/>
      <text:p text:style-name="P25"><text:tab/>2) Tri des listes de dictionnaires avec Python</text:p>
      <text:p text:style-name="P19"/>
      <text:p text:style-name="P20">Python ne « sait » pas trier une liste de dictionnaires.</text:p>
      <text:p text:style-name="P19"/>
      <text:p text:style-name="P9">&gt;&gt;&gt; affiche(sorted(liste_de_dicos))</text:p>
      <text:p text:style-name="P11">[...]</text:p>
      <text:p text:style-name="P5"><text:span text:style-name="T11">TypeError: '&lt;' not supp</text:span><text:span text:style-name="T14">orted</text:span><text:span text:style-name="T11"> between instances of 'dict'</text:span></text:p>
      <text:p text:style-name="P21"/>
      <text:p text:style-name="P18"><text:span text:style-name="T18">Comme pour le tableur</text:span><text:span text:style-name="T11">, il faut indiquer quelle </text:span><text:span text:style-name="T4">clé de tri</text:span><text:span text:style-name="T11"> utiliser.</text:span></text:p>
      <text:p text:style-name="P18"><text:span text:style-name="T11">Remarque : on utilise encore le mot « clé » mais cela n’a a priori rien à voir</text:span><text:span text:style-name="T15"> avec les clés des </text:span><text:span text:style-name="T21">dict</text:span><text:span text:style-name="T16">s</text:span><text:span text:style-name="T15">.</text:span><text:span text:style-name="T16"> C’est comme un « score » calculé par dico.</text:span></text:p>
      <text:p text:style-name="P9"/>
      <text:p text:style-name="P10">&gt;&gt;&gt; def somme(d):</text:p>
      <text:p text:style-name="P10"><text:tab/>return d['A'] + d['B'] + d['C'] + d['D']</text:p>
      <text:p text:style-name="P10"/>
      <text:p text:style-name="P10">&gt;&gt;&gt; affiche(sorted(liste_de_dicos, key=somme))</text:p>
      <text:p text:style-name="P10">{'A': 3, 'B': 1, 'C': 2, 'D': 1}</text:p>
      <text:p text:style-name="P10">{'A': 1, 'B': 2, 'C': 3, 'D': 2}</text:p>
      <text:p text:style-name="P10">{'A': 2, 'B': 1, 'C': 4, 'D': 3}</text:p>
      <text:p text:style-name="P10">{'A': 4, 'B': 2, 'C': 1, 'D': 4}</text:p>
      <text:p text:style-name="P12">&gt;&gt;&gt;</text:p>
      <text:p text:style-name="P12">&gt;&gt;&gt; # On peut prendre pour clé de tri</text:p>
      <text:p text:style-name="P12">&gt;&gt;&gt; # la valeur des dictionnaires stockée à la clé A</text:p>
      <text:p text:style-name="P13">&gt;&gt;&gt; # (attention au vocabulaire !</text:p>
      <text:p text:style-name="P6"><text:span text:style-name="T11">&gt;&gt;&gt; def </text:span><text:span text:style-name="T15">valeur_en_A</text:span><text:span text:style-name="T11">(dictionnaire):</text:span></text:p>
      <text:p text:style-name="P9"><text:tab/>return dictionnaire["A"]</text:p>
      <text:p text:style-name="P9"/>
      <text:p text:style-name="P6"><text:span text:style-name="T11">&gt;&gt;&gt; affiche(sorted(liste_de_dicos, key=</text:span><text:span text:style-name="T15">valeur_en_A</text:span><text:span text:style-name="T11">))</text:span></text:p>
      <text:p text:style-name="P9">{'A': 1, 'B': 2, 'C': 3, 'D': 2}</text:p>
      <text:p text:style-name="P9">{'A': 2, 'B': 1, 'C': 4, 'D': 3}</text:p>
      <text:p text:style-name="P9">{'A': 3, 'B': 1, 'C': 2, 'D': 1}</text:p>
      <text:p text:style-name="P9">{'A': 4, 'B': 2, 'C': 1, 'D': 4}</text:p>
      <text:p text:style-name="P26"/>
      <text:p text:style-name="P22"><text:span text:style-name="T11">La fonction </text:span><text:span text:style-name="T20">sorted</text:span><text:span text:style-name="T11"> n’accepte qu’un </text:span><text:span text:style-name="T4">paramètre nommé</text:span><text:span text:style-name="T11"> </text:span><text:span text:style-name="T20">key</text:span><text:span text:style-name="T11">,</text:span><text:span text:style-name="T17"> </text:span><text:span text:style-name="T11">comment faire pour trier suivant la valeur à la clé B, puis à la clé A ?</text:span><text:span text:style-name="T17"> (voir fichier)</text:span></text:p>
      <text:p text:style-name="P27"/>
      <text:p text:style-name="P27"><office:annotation loext:resolved="false"><dc:creator>Christophe Gragnic</dc:creator><dc:date>2022-10-06T17:09:26.948166861</dc:date><meta:creator-initials>CG</meta:creator-initials><text:p text:style-name="P66"><text:span text:style-name="T39">d[‘A’] + d[‘B’]…</text:span></text:p><text:p text:style-name="P66"><text:span text:style-name="T39">boucle sur d.values()</text:span></text:p><text:p text:style-name="P66"><text:span text:style-name="T39">sum(d.values())</text:span></text:p></office:annotation></text:p>
      <text:p text:style-name="P27"/>
      <text:p text:style-name="P27"/>
      <text:p text:style-name="P38">III Les systèmes de gestion de bases de données</text:p>
      <text:p text:style-name="P28"/>
      <text:p text:style-name="P28">Cette année nous utiliserons SQLITE.</text:p>
      <text:p text:style-name="P28"/>
      <text:p text:style-name="P28"><text:tab/>1) Utilisation avec un client graphique</text:p>
      <text:p text:style-name="P28"/>
      <text:p text:style-name="P28">DB Browser est une interface graphique pour SQLITE.</text:p>
      <text:p text:style-name="P23"><text:span text:style-name="T11">Il manipule des fichiers </text:span><text:span text:style-name="T20">.db</text:span><text:span text:style-name="T11"> (comme Calc manipule les </text:span><text:span text:style-name="T20">.ods</text:span><text:span text:style-name="T11">).</text:span></text:p>
      <text:p text:style-name="P28">On peut créer ou ouvrir un tel fichier et manipuler les données :</text:p>
      <text:list text:style-name="L2">
        <text:list-item>
          <text:p text:style-name="P49">en utilisant principalement les menus et les boutons,</text:p>
        </text:list-item>
        <text:list-item>
          <text:p text:style-name="P49"><text:span text:style-name="T24">et/</text:span>ou en tapant des requêtes SQL.</text:p>
        </text:list-item>
      </text:list>
      <text:p text:style-name="P28"/>
      <text:p text:style-name="P30">Récupérer le logiciel <text:span text:style-name="T27">dans </text:span>DosSup<text:span text:style-name="T27">, à copier</text:span> sur votre clef et testez-l<text:span text:style-name="T27">e</text:span>.</text:p>
      <text:p text:style-name="P41"><text:soft-page-break/><text:tab/>a) Fichier pour stocker les données</text:p>
      <text:p text:style-name="P31"/>
      <text:p text:style-name="P31">Démarer DB Browser</text:p>
      <text:p text:style-name="P30">Bouton [Nouvelle base de données], <text:span text:style-name="T26">fichier </text:span>à enregistrer dans :</text:p>
      <text:p text:style-name="P15">mon_dossier_NSI\BDD\contacts.db</text:p>
      <text:p text:style-name="P30"/>
      <text:p text:style-name="P40"><text:span text:style-name="T27"><text:tab/></text:span>b) Structure</text:p>
      <text:p text:style-name="P30"/>
      <text:p text:style-name="P30">Bouton [Nouvelle table] : <text:span text:style-name="T19">personne</text:span>. </text:p>
      <text:p text:style-name="P30">ATTENTION aux ESPACES et aux ACCENTS</text:p>
      <text:p text:style-name="P30">Bouton [Ajouter un champs] pour les « colonnes » :</text:p>
      <text:p text:style-name="P30"><text:span text:style-name="T22"><text:tab/></text:span><text:span text:style-name="T19">Nom</text:span> <text:span text:style-name="T25"><text:tab/><text:tab/></text:span>(type TEXT), cocher NON NULL</text:p>
      <text:p text:style-name="P30"><text:span text:style-name="T22"><text:tab/></text:span><text:span text:style-name="T19">Prénom</text:span> <text:span text:style-name="T25"><text:tab/></text:span>(type TEXT), cocher NON NULL</text:p>
      <text:p text:style-name="P30"><text:span text:style-name="T22"><text:tab/></text:span><text:span text:style-name="T23">jour</text:span><text:span text:style-name="T19">_naiss</text:span> (type INT)</text:p>
      <text:p text:style-name="P34"><text:tab/>...</text:p>
      <text:p text:style-name="P32">On remarque que du code est généré au fur et à mesure.</text:p>
      <text:p text:style-name="P30"/>
      <text:p text:style-name="P33">Ne pas oublier le bouton [Enregistrer les modifications] de temps en temps.</text:p>
      <text:p text:style-name="P28"/>
      <text:p text:style-name="P40"><text:span text:style-name="T27"><text:tab/></text:span>c) Données : écriture et lecture</text:p>
      <text:p text:style-name="P33"/>
      <text:p text:style-name="P33">Dans l’onglet [Parcourir les données], appuyer sur le petit bouton [+].</text:p>
      <text:p text:style-name="P33">On peut filtrer comme avec les tableurs, mais on peut faire bien mieux !</text:p>
      <text:p text:style-name="P28"/>
      <text:p text:style-name="P40"><text:span text:style-name="T27"><text:tab/></text:span>d) Premières requêtes</text:p>
      <text:p text:style-name="P33"/>
      <text:p text:style-name="P33">Ouvrir l’onglet [Exécuter le SQL], taper les requêtes une par une, puis [&gt;].</text:p>
      <text:p text:style-name="P33"><text:tab/><text:span text:style-name="T19">SELECT * FROM personne</text:span></text:p>
      <text:p text:style-name="P16"><text:tab/>SELECT nom, annee_naiss FROM personne</text:p>
      <text:p text:style-name="P16"><text:tab/>SELECT nom FROM personne WHERE mois_naiss = 1</text:p>
      <text:p text:style-name="P28"/>
      <text:p text:style-name="P28"><text:tab/>2) Utilisation depuis un programme Python</text:p>
      <text:p text:style-name="P28"/>
      <text:p text:style-name="P34">Récupérer le fichier Python sur DosSup.</text:p>
      <text:p text:style-name="P28"/>
      <text:p text:style-name="P17">import sqlite3<text:span text:style-name="T28"> <text:s/># si bug avec Idle, utiliser Spyder</text:span></text:p>
      <text:p text:style-name="P34"/>
      <text:p text:style-name="P34">Corriger les erreurs laissées dans le fichier en lisant les messages d’erreur.</text:p>
      <text:p text:style-name="P39">IV Structurer une base de données</text:p>
      <text:p text:style-name="P36"/>
      <text:p text:style-name="P29"><text:span text:style-name="T29"><text:tab/></text:span>1) <text:span text:style-name="T29">Problème de redondance</text:span></text:p>
      <text:p text:style-name="P29"/>
      <text:p text:style-name="P35">Si on veut indiquer le lycée dans lequel étudie chaque contact, une façon simple de faire serait d’ajouter une colonne <text:span text:style-name="T19">lycee</text:span> dans la table <text:span text:style-name="T19">personne</text:span>. Mais dans ce cas :</text:p>
      <text:p text:style-name="P35"/>
      <text:list text:style-name="L3">
        <text:list-item>
          <text:p text:style-name="P50">Il peut y avoir une faute d’orthographe sur quelques lycées : les données ne sont pas cohérentes.</text:p>
        </text:list-item>
        <text:list-item>
          <text:p text:style-name="P50">Il peut y avoir la même faute d’orthographe sur tous les lycées et, même s’il y a des méthodes pour changer plusieurs enregistrements à la fois (requête de type UPDATE dans une boucle depuis Python ou avec un WHERE), </text:p>
        </text:list-item>
      </text:list>
      <text:p text:style-name="P35"/>
      <text:p text:style-name="P24">On veut donc centraliser le nom des lycées dans une table séparée.</text:p>
      <text:p text:style-name="P35"/>
      <text:p text:style-name="P35"><text:tab/>2) Vue « données » et vue « structure »</text:p>
      <text:p text:style-name="P35"/>
      <text:p text:style-name="P35">Nous sommes habitués à la <text:span text:style-name="T30">vue « données » </text:span>(ressemble aux tableurs<text:span text:style-name="T30">), mais les professionnels utilisent la vue « structure ».</text:span></text:p>
      <text:p text:style-name="P37">clé soulignée -&gt; clé primaire</text:p>
      <text:p text:style-name="P37">clé avec un croisillon (#) -&gt; clé étrangère</text:p>
      <text:p text:style-name="P35"/>
      <text:p text:style-name="P52">Comparons les deux versions :</text:p>
      <text:p text:style-name="P51"/>
      <text:p text:style-name="P53"><text:soft-page-break/>Exemple<text:span text:style-name="T32">s</text:span> de requête avec cette structure</text:p>
      <text:p text:style-name="P55"/>
      <text:p text:style-name="P55">SELECT nom <text:span text:style-name="T32">FROM eleves, lycees ;</text:span></text:p>
      <text:p text:style-name="P55"/>
      <text:list text:style-name="L4">
        <text:list-item>
          <text:p text:style-name="P56"><text:span text:style-name="T32">Se lit « </text:span><text:span text:style-name="T34">DEPUIS</text:span><text:span text:style-name="T9"> les tables </text:span><text:span text:style-name="T34">eleves, lycees</text:span><text:span text:style-name="T32">, j’affiche le </text:span><text:span text:style-name="T34">nom »</text:span><text:span text:style-name="T9">.</text:span></text:p>
        </text:list-item>
        <text:list-item>
          <text:p text:style-name="P56"><text:span text:style-name="T9">Problème : le </text:span><text:span text:style-name="T34">nom</text:span><text:span text:style-name="T9"> est un champ ambigu (il apparaît dans les deux tables</text:span><text:span text:style-name="T10">)</text:span><text:span text:style-name="T9">.</text:span></text:p>
        </text:list-item>
        <text:list-item>
          <text:p text:style-name="P62">Solution : préfixer par le nom de la table.</text:p>
        </text:list-item>
      </text:list>
      <text:p text:style-name="P63"/>
      <text:p text:style-name="P55">SELECT eleves.nom, lycees.nom FROM eleves, lycees ;</text:p>
      <text:p text:style-name="P55"/>
      <text:list text:continue-numbering="true" text:style-name="L4">
        <text:list-item>
          <text:p text:style-name="P56"><text:span text:style-name="T32">« </text:span><text:span text:style-name="T34">DEPUIS</text:span><text:span text:style-name="T9"> les tables </text:span><text:span text:style-name="T34">eleves, lycees</text:span><text:span text:style-name="T32">, j’affiche le </text:span><text:span text:style-name="T34">nom</text:span><text:span text:style-name="T9"> dans chaque table </text:span><text:span text:style-name="T34">»</text:span><text:span text:style-name="T9">.</text:span></text:p>
        </text:list-item>
        <text:list-item>
          <text:p text:style-name="P62">Problème : toutes les associations eleve-lycée sont produites dans la liste des résultats ! <text:span text:style-name="T35">C’est ce qu’on appelle un produit cartésien.</text:span></text:p>
        </text:list-item>
        <text:list-item>
          <text:p text:style-name="P57"><text:span text:style-name="T6">Solution : ajouter une contrainte pour ne faire apparaître que les résultats où </text:span><text:span text:style-name="T33">l’identifiant lycée</text:span><text:span text:style-name="T6"> est le même.</text:span></text:p>
        </text:list-item>
      </text:list>
      <text:p text:style-name="P63"/>
      <text:p text:style-name="P55">SELECT <text:span text:style-name="T32">eleves.</text:span>nom, <text:span text:style-name="T32">lycees.nom</text:span> <text:span text:style-name="T32">FROM eleves, lycees</text:span></text:p>
      <text:p text:style-name="P58"><text:tab/>WHERE eleves.lycee = lycees.id;</text:p>
      <text:p text:style-name="P55"/>
      <text:list text:continue-numbering="true" text:style-name="L4">
        <text:list-item>
          <text:p text:style-name="P56"><text:span text:style-name="T9">Se lit « </text:span><text:span text:style-name="T34">DEPUIS</text:span><text:span text:style-name="T9"> les tables </text:span><text:span text:style-name="T34">eleves, lycees</text:span><text:span text:style-name="T9">, j’affiche le </text:span><text:span text:style-name="T34">nom</text:span><text:span text:style-name="T9"> dans chaque table des résultats qui ont le même </text:span><text:span text:style-name="T34">id lycée</text:span><text:span text:style-name="T9"> </text:span><text:span text:style-name="T34">»</text:span><text:span text:style-name="T9">.</text:span></text:p>
        </text:list-item>
      </text:list>
      <text:p text:style-name="P63"/>
      <text:p text:style-name="P54">Exercice</text:p>
      <text:p text:style-name="P63">Modélisez une base de données pour la situation suivante :</text:p>
      <text:p text:style-name="P64">Lors d’une soirée, les élèves décident de laisser leurs portables dans une boîte pour ne pas les utiliser avec leurs camarades.</text:p>
      <text:p text:style-name="P64">Des élèves de NSI proposent de stocker les noms, prénoms des élèves et la marque et le modèle des téléphones pour pouvoir les restituer à la fin.</text:p>
      <text:p text:style-name="P63">Vous donnerez une vue de type « structure ».</text:p>
      <text:p text:style-name="P63"/>
      <text:p text:style-name="P54">Méthode</text:p>
      <text:p text:style-name="P59"><text:span text:style-name="T6">Commencez par souligner les concepts importants qui finiront par être représentés par des </text:span><text:span text:style-name="T33">tables</text:span><text:span text:style-name="T6">. Ensuite cherchez les données qui peuvent être identiques pour plusieurs individus ou objets, c’est ce que vous devrez « factoriser ».</text:span></text:p>
      <text:p text:style-name="P64"/>
      <text:p text:style-name="P64">Écrire les requêtes pour:</text:p>
      <text:list text:style-name="L5">
        <text:list-item>
          <text:p text:style-name="P65">Afficher Nom Prénom Modèle Marque (pour chaque élève)</text:p>
        </text:list-item>
        <text:list-item>
          <text:p text:style-name="P65">Afficher les modèles de la marque Samsung</text:p>
        </text:list-item>
        <text:list-item>
          <text:p text:style-name="P65">Afficher le nombre de modèle<text:span text:style-name="T35">s</text:span> de chaque marque</text:p>
        </text:list-item>
        <text:list-item>
          <text:p text:style-name="P60"><text:span text:style-name="T6">Afficher le nom des élèves ayant un Apple</text:span></text:p>
        </text:list-item>
      </text:list>
      <text:p text:style-name="P61"><text:span text:style-name="T38">Approfondissement : </text:span><text:span text:style-name="T36">Comment structurer la base de données de façon à pouvoir attribuer plusieurs téléphones aux élèves</text:span><text:span text:style-name="T37"> </text:span><text:span text:style-name="T36">?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Gragnic</meta:initial-creator>
    <meta:creation-date>2022-09-08T10:16:43.317949937</meta:creation-date>
    <dc:date>2025-02-20T10:11:00.406344532</dc:date>
    <meta:editing-duration>PT1H44M12S</meta:editing-duration>
    <meta:editing-cycles>27</meta:editing-cycles>
    <meta:generator>LibreOffice/24.2.7.2$Linux_X86_64 LibreOffice_project/420$Build-2</meta:generator>
    <meta:document-statistic meta:table-count="1" meta:image-count="0" meta:object-count="0" meta:page-count="3" meta:paragraph-count="118" meta:word-count="1105" meta:character-count="6232" meta:non-whitespace-character-count="5236"/>
  </office:meta>
</office:document-meta>
</file>